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0.702cm" fo:min-width="0.77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="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0.65cm" fo:min-width="0.71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952cm" svg:x="2.905cm" svg:y="8.937cm">
          <text:p text:style-name="P1"><text:span text:style-name="T1">B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5.076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7.248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9.419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1.591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3.762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5.934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8.105cm" svg:y="8.937cm">
          <text:p text:style-name="P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4.005cm" svg:y="6.737cm">
          <text:p text:style-name="P1"><text:span text:style-name="T1">B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8.343cm" svg:y="6.737cm">
          <text:p text:style-name="P3"><text:span text:style-name="T3">ZH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2.681cm" svg:y="6.737cm">
          <text:p text:style-name="P3"><text:span text:style-name="T3">ZH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7.019cm" svg:y="6.737cm">
          <text:p text:style-name="P3"><text:span text:style-name="T3">ZH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6.205cm" svg:y="4.537cm">
          <text:p text:style-name="P1"><text:span text:style-name="T1">B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4.843cm" svg:y="4.537cm">
          <text:p text:style-name="P3"><text:span text:style-name="T3">ZH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0.505cm" svg:y="2.337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572cm" svg:y1="8.937cm" svg:x2="4.628cm" svg:y2="7.689cm">
          <text:p/>
        </draw:line>
        <draw:line draw:style-name="gr2" draw:text-style-name="P4" draw:layer="layout" svg:x1="5.692cm" svg:y1="8.938cm" svg:x2="4.676cm" svg:y2="7.689cm">
          <text:p/>
        </draw:line>
        <draw:line draw:style-name="gr3" draw:text-style-name="P4" draw:layer="layout" svg:x1="7.894cm" svg:y1="8.938cm" svg:x2="8.95cm" svg:y2="7.69cm">
          <text:p/>
        </draw:line>
        <draw:line draw:style-name="gr3" draw:text-style-name="P4" draw:layer="layout" svg:x1="10.014cm" svg:y1="8.939cm" svg:x2="8.998cm" svg:y2="7.69cm">
          <text:p/>
        </draw:line>
        <draw:line draw:style-name="gr3" draw:text-style-name="P4" draw:layer="layout" svg:x1="12.228cm" svg:y1="8.938cm" svg:x2="13.284cm" svg:y2="7.69cm">
          <text:p/>
        </draw:line>
        <draw:line draw:style-name="gr3" draw:text-style-name="P4" draw:layer="layout" svg:x1="14.348cm" svg:y1="8.939cm" svg:x2="13.332cm" svg:y2="7.69cm">
          <text:p/>
        </draw:line>
        <draw:line draw:style-name="gr3" draw:text-style-name="P4" draw:layer="layout" svg:x1="16.572cm" svg:y1="8.938cm" svg:x2="17.628cm" svg:y2="7.69cm">
          <text:p/>
        </draw:line>
        <draw:line draw:style-name="gr3" draw:text-style-name="P4" draw:layer="layout" svg:x1="18.692cm" svg:y1="8.939cm" svg:x2="17.676cm" svg:y2="7.69cm">
          <text:p/>
        </draw:line>
        <draw:line draw:style-name="gr2" draw:text-style-name="P4" draw:layer="layout" svg:x1="4.672cm" svg:y1="6.738cm" svg:x2="6.747cm" svg:y2="5.489cm">
          <text:p/>
        </draw:line>
        <draw:line draw:style-name="gr2" draw:text-style-name="P4" draw:layer="layout" svg:x1="8.946cm" svg:y1="6.739cm" svg:x2="6.871cm" svg:y2="5.49cm">
          <text:p/>
        </draw:line>
        <draw:line draw:style-name="gr4" draw:text-style-name="P4" draw:layer="layout" svg:x1="13.372cm" svg:y1="6.738cm" svg:x2="15.447cm" svg:y2="5.489cm">
          <text:p/>
        </draw:line>
        <draw:line draw:style-name="gr4" draw:text-style-name="P4" draw:layer="layout" svg:x1="17.646cm" svg:y1="6.739cm" svg:x2="15.571cm" svg:y2="5.49cm">
          <text:p/>
        </draw:line>
        <draw:line draw:style-name="gr2" draw:text-style-name="P4" draw:layer="layout" svg:x1="6.804cm" svg:y1="4.537cm" svg:x2="11.075cm" svg:y2="3.313cm">
          <text:p/>
        </draw:line>
        <draw:line draw:style-name="gr2" draw:text-style-name="P4" draw:layer="layout" svg:x1="15.459cm" svg:y1="4.537cm" svg:x2="11.199cm" svg:y2="3.314cm">
          <text:p/>
        </draw:line>
        <draw:custom-shape draw:style-name="gr5" draw:text-style-name="P2" draw:layer="layout" svg:width="1.27cm" svg:height="0.952cm" svg:x="2.905cm" svg:y="11.037cm">
          <text:p text:style-name="P3"><text:span text:style-name="T3">L</text:span><text:span text:style-name="T4">0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556cm" svg:y1="11.037cm" svg:x2="3.556cm" svg:y2="9.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7:00.311716428</meta:creation-date>
    <dc:date>2022-12-29T11:58:14.062503177</dc:date>
    <meta:editing-duration>PT11M41S</meta:editing-duration>
    <meta:editing-cycles>3</meta:editing-cycles>
    <meta:generator>LibreOffice/7.3.7.2$Linux_X86_64 LibreOffice_project/30$Build-2</meta:generator>
    <meta:document-statistic meta:object-count="31"/>
  </office:meta>
</office:document-meta>
</file>